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cursion</text:p>
          </table:table-cell>
          <table:table-cell office:value-type="string" calcext:value-type="string">
            <text:p>Memoization</text:p>
          </table:table-cell>
          <table:table-cell office:value-type="string" calcext:value-type="string">
            <text:p>Tabulation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963" calcext:value-type="float">
            <text:p>2963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983" calcext:value-type="float">
            <text:p>2983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7911" calcext:value-type="float">
            <text:p>7911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13150" calcext:value-type="float">
            <text:p>13150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18977" calcext:value-type="float">
            <text:p>18977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float" office:value="25060" calcext:value-type="float">
            <text:p>25060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float" office:value="31411" calcext:value-type="float">
            <text:p>31411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38008" calcext:value-type="float">
            <text:p>38008</text:p>
          </table:table-cell>
          <table:table-cell office:value-type="float" office:value="36827" calcext:value-type="float">
            <text:p>36827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62025" calcext:value-type="float">
            <text:p>62025</text:p>
          </table:table-cell>
          <table:table-cell office:value-type="float" office:value="43935" calcext:value-type="float">
            <text:p>43935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102836" calcext:value-type="float">
            <text:p>102836</text:p>
          </table:table-cell>
          <table:table-cell office:value-type="float" office:value="50200" calcext:value-type="float">
            <text:p>50200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168670" calcext:value-type="float">
            <text:p>168670</text:p>
          </table:table-cell>
          <table:table-cell office:value-type="float" office:value="56611" calcext:value-type="float">
            <text:p>56611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float" office:value="274977" calcext:value-type="float">
            <text:p>274977</text:p>
          </table:table-cell>
          <table:table-cell office:value-type="float" office:value="62280" calcext:value-type="float">
            <text:p>62280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446108" calcext:value-type="float">
            <text:p>446108</text:p>
          </table:table-cell>
          <table:table-cell office:value-type="float" office:value="69497" calcext:value-type="float">
            <text:p>69497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726115" calcext:value-type="float">
            <text:p>726115</text:p>
          </table:table-cell>
          <table:table-cell office:value-type="float" office:value="75353" calcext:value-type="float">
            <text:p>75353</text:p>
          </table:table-cell>
          <table:table-cell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1174369" calcext:value-type="float">
            <text:p>1174369</text:p>
          </table:table-cell>
          <table:table-cell office:value-type="float" office:value="81803" calcext:value-type="float">
            <text:p>81803</text:p>
          </table:table-cell>
          <table:table-cell office:value-type="float" office:value="9584" calcext:value-type="float">
            <text:p>9584</text:p>
          </table:table-cell>
        </table:table-row>
        <table:table-row table:style-name="ro1">
          <table:table-cell office:value-type="float" office:value="1903034" calcext:value-type="float">
            <text:p>1903034</text:p>
          </table:table-cell>
          <table:table-cell office:value-type="float" office:value="88649" calcext:value-type="float">
            <text:p>88649</text:p>
          </table:table-cell>
          <table:table-cell office:value-type="float" office:value="10307" calcext:value-type="float">
            <text:p>10307</text:p>
          </table:table-cell>
        </table:table-row>
        <table:table-row table:style-name="ro1">
          <table:table-cell office:value-type="float" office:value="3072349" calcext:value-type="float">
            <text:p>3072349</text:p>
          </table:table-cell>
          <table:table-cell office:value-type="float" office:value="94877" calcext:value-type="float">
            <text:p>94877</text:p>
          </table:table-cell>
          <table:table-cell office:value-type="float" office:value="10984" calcext:value-type="float">
            <text:p>10984</text:p>
          </table:table-cell>
        </table:table-row>
        <table:table-row table:style-name="ro1">
          <table:table-cell office:value-type="float" office:value="4987786" calcext:value-type="float">
            <text:p>4987786</text:p>
          </table:table-cell>
          <table:table-cell office:value-type="float" office:value="101758" calcext:value-type="float">
            <text:p>101758</text:p>
          </table:table-cell>
          <table:table-cell office:value-type="float" office:value="11408" calcext:value-type="float">
            <text:p>11408</text:p>
          </table:table-cell>
        </table:table-row>
        <table:table-row table:style-name="ro1">
          <table:table-cell/>
          <table:table-cell office:value-type="float" office:value="107725" calcext:value-type="float">
            <text:p>107725</text:p>
          </table:table-cell>
          <table:table-cell office:value-type="float" office:value="12237" calcext:value-type="float">
            <text:p>12237</text:p>
          </table:table-cell>
        </table:table-row>
        <table:table-row table:style-name="ro1">
          <table:table-cell/>
          <table:table-cell office:value-type="float" office:value="114338" calcext:value-type="float">
            <text:p>114338</text:p>
          </table:table-cell>
          <table:table-cell office:value-type="float" office:value="13082" calcext:value-type="float">
            <text:p>13082</text:p>
          </table:table-cell>
        </table:table-row>
        <table:table-row table:style-name="ro1">
          <table:table-cell/>
          <table:table-cell office:value-type="float" office:value="121245" calcext:value-type="float">
            <text:p>121245</text:p>
          </table:table-cell>
          <table:table-cell office:value-type="float" office:value="13511" calcext:value-type="float">
            <text:p>13511</text:p>
          </table:table-cell>
        </table:table-row>
        <table:table-row table:style-name="ro1">
          <table:table-cell/>
          <table:table-cell office:value-type="float" office:value="127175" calcext:value-type="float">
            <text:p>127175</text:p>
          </table:table-cell>
          <table:table-cell office:value-type="float" office:value="13571" calcext:value-type="float">
            <text:p>13571</text:p>
          </table:table-cell>
        </table:table-row>
        <table:table-row table:style-name="ro1">
          <table:table-cell/>
          <table:table-cell office:value-type="float" office:value="133371" calcext:value-type="float">
            <text:p>133371</text:p>
          </table:table-cell>
          <table:table-cell office:value-type="float" office:value="14569" calcext:value-type="float">
            <text:p>14569</text:p>
          </table:table-cell>
        </table:table-row>
        <table:table-row table:style-name="ro1">
          <table:table-cell/>
          <table:table-cell office:value-type="float" office:value="140048" calcext:value-type="float">
            <text:p>140048</text:p>
          </table:table-cell>
          <table:table-cell office:value-type="float" office:value="15479" calcext:value-type="float">
            <text:p>15479</text:p>
          </table:table-cell>
        </table:table-row>
        <table:table-row table:style-name="ro1">
          <table:table-cell/>
          <table:table-cell office:value-type="float" office:value="146028" calcext:value-type="float">
            <text:p>146028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/>
          <table:table-cell office:value-type="float" office:value="152196" calcext:value-type="float">
            <text:p>152196</text:p>
          </table:table-cell>
          <table:table-cell office:value-type="float" office:value="16111" calcext:value-type="float">
            <text:p>16111</text:p>
          </table:table-cell>
        </table:table-row>
        <table:table-row table:style-name="ro1">
          <table:table-cell/>
          <table:table-cell office:value-type="float" office:value="158149" calcext:value-type="float">
            <text:p>158149</text:p>
          </table:table-cell>
          <table:table-cell office:value-type="float" office:value="16931" calcext:value-type="float">
            <text:p>16931</text:p>
          </table:table-cell>
        </table:table-row>
        <table:table-row table:style-name="ro1">
          <table:table-cell/>
          <table:table-cell office:value-type="float" office:value="166034" calcext:value-type="float">
            <text:p>166034</text:p>
          </table:table-cell>
          <table:table-cell office:value-type="float" office:value="17475" calcext:value-type="float">
            <text:p>17475</text:p>
          </table:table-cell>
        </table:table-row>
        <table:table-row table:style-name="ro1">
          <table:table-cell/>
          <table:table-cell office:value-type="float" office:value="172604" calcext:value-type="float">
            <text:p>172604</text:p>
          </table:table-cell>
          <table:table-cell office:value-type="float" office:value="17766" calcext:value-type="float">
            <text:p>17766</text:p>
          </table:table-cell>
        </table:table-row>
        <table:table-row table:style-name="ro1">
          <table:table-cell/>
          <table:table-cell office:value-type="float" office:value="178382" calcext:value-type="float">
            <text:p>178382</text:p>
          </table:table-cell>
          <table:table-cell office:value-type="float" office:value="18413" calcext:value-type="float">
            <text:p>18413</text:p>
          </table:table-cell>
        </table:table-row>
        <table:table-row table:style-name="ro1">
          <table:table-cell/>
          <table:table-cell office:value-type="float" office:value="184071" calcext:value-type="float">
            <text:p>184071</text:p>
          </table:table-cell>
          <table:table-cell office:value-type="float" office:value="19309" calcext:value-type="float">
            <text:p>19309</text:p>
          </table:table-cell>
        </table:table-row>
        <table:table-row table:style-name="ro1">
          <table:table-cell/>
          <table:table-cell office:value-type="float" office:value="191712" calcext:value-type="float">
            <text:p>191712</text:p>
          </table:table-cell>
          <table:table-cell office:value-type="float" office:value="19976" calcext:value-type="float">
            <text:p>19976</text:p>
          </table:table-cell>
        </table:table-row>
        <table:table-row table:style-name="ro1">
          <table:table-cell/>
          <table:table-cell office:value-type="float" office:value="196815" calcext:value-type="float">
            <text:p>196815</text:p>
          </table:table-cell>
          <table:table-cell office:value-type="float" office:value="20976" calcext:value-type="float">
            <text:p>20976</text:p>
          </table:table-cell>
        </table:table-row>
        <table:table-row table:style-name="ro1">
          <table:table-cell/>
          <table:table-cell office:value-type="float" office:value="204961" calcext:value-type="float">
            <text:p>204961</text:p>
          </table:table-cell>
          <table:table-cell office:value-type="float" office:value="21129" calcext:value-type="float">
            <text:p>21129</text:p>
          </table:table-cell>
        </table:table-row>
        <table:table-row table:style-name="ro1">
          <table:table-cell/>
          <table:table-cell office:value-type="float" office:value="210745" calcext:value-type="float">
            <text:p>210745</text:p>
          </table:table-cell>
          <table:table-cell office:value-type="float" office:value="21865" calcext:value-type="float">
            <text:p>21865</text:p>
          </table:table-cell>
        </table:table-row>
        <table:table-row table:style-name="ro1">
          <table:table-cell/>
          <table:table-cell office:value-type="float" office:value="216844" calcext:value-type="float">
            <text:p>216844</text:p>
          </table:table-cell>
          <table:table-cell office:value-type="float" office:value="22870" calcext:value-type="float">
            <text:p>22870</text:p>
          </table:table-cell>
        </table:table-row>
        <table:table-row table:style-name="ro1">
          <table:table-cell/>
          <table:table-cell office:value-type="float" office:value="223829" calcext:value-type="float">
            <text:p>223829</text:p>
          </table:table-cell>
          <table:table-cell office:value-type="float" office:value="22852" calcext:value-type="float">
            <text:p>22852</text:p>
          </table:table-cell>
        </table:table-row>
        <table:table-row table:style-name="ro1">
          <table:table-cell/>
          <table:table-cell office:value-type="float" office:value="230148" calcext:value-type="float">
            <text:p>230148</text:p>
          </table:table-cell>
          <table:table-cell office:value-type="float" office:value="23446" calcext:value-type="float">
            <text:p>23446</text:p>
          </table:table-cell>
        </table:table-row>
        <table:table-row table:style-name="ro1">
          <table:table-cell/>
          <table:table-cell office:value-type="float" office:value="236729" calcext:value-type="float">
            <text:p>236729</text:p>
          </table:table-cell>
          <table:table-cell office:value-type="float" office:value="24156" calcext:value-type="float">
            <text:p>24156</text:p>
          </table:table-cell>
        </table:table-row>
        <table:table-row table:style-name="ro1">
          <table:table-cell/>
          <table:table-cell office:value-type="float" office:value="244041" calcext:value-type="float">
            <text:p>244041</text:p>
          </table:table-cell>
          <table:table-cell office:value-type="float" office:value="24499" calcext:value-type="float">
            <text:p>24499</text:p>
          </table:table-cell>
        </table:table-row>
        <table:table-row table:style-name="ro1">
          <table:table-cell/>
          <table:table-cell office:value-type="float" office:value="248502" calcext:value-type="float">
            <text:p>248502</text:p>
          </table:table-cell>
          <table:table-cell office:value-type="float" office:value="25779" calcext:value-type="float">
            <text:p>25779</text:p>
          </table:table-cell>
        </table:table-row>
        <table:table-row table:style-name="ro1">
          <table:table-cell/>
          <table:table-cell office:value-type="float" office:value="252609" calcext:value-type="float">
            <text:p>252609</text:p>
          </table:table-cell>
          <table:table-cell office:value-type="float" office:value="26625" calcext:value-type="float">
            <text:p>26625</text:p>
          </table:table-cell>
        </table:table-row>
        <table:table-row table:style-name="ro1">
          <table:table-cell/>
          <table:table-cell office:value-type="float" office:value="262869" calcext:value-type="float">
            <text:p>262869</text:p>
          </table:table-cell>
          <table:table-cell office:value-type="float" office:value="27043" calcext:value-type="float">
            <text:p>27043</text:p>
          </table:table-cell>
        </table:table-row>
        <table:table-row table:style-name="ro1">
          <table:table-cell/>
          <table:table-cell office:value-type="float" office:value="268357" calcext:value-type="float">
            <text:p>268357</text:p>
          </table:table-cell>
          <table:table-cell office:value-type="float" office:value="27812" calcext:value-type="float">
            <text:p>27812</text:p>
          </table:table-cell>
        </table:table-row>
        <table:table-row table:style-name="ro1">
          <table:table-cell/>
          <table:table-cell office:value-type="float" office:value="273442" calcext:value-type="float">
            <text:p>273442</text:p>
          </table:table-cell>
          <table:table-cell office:value-type="float" office:value="27739" calcext:value-type="float">
            <text:p>27739</text:p>
          </table:table-cell>
        </table:table-row>
        <table:table-row table:style-name="ro1">
          <table:table-cell/>
          <table:table-cell office:value-type="float" office:value="281632" calcext:value-type="float">
            <text:p>281632</text:p>
          </table:table-cell>
          <table:table-cell office:value-type="float" office:value="28910" calcext:value-type="float">
            <text:p>28910</text:p>
          </table:table-cell>
        </table:table-row>
        <table:table-row table:style-name="ro1">
          <table:table-cell/>
          <table:table-cell office:value-type="float" office:value="288600" calcext:value-type="float">
            <text:p>288600</text:p>
          </table:table-cell>
          <table:table-cell office:value-type="float" office:value="29447" calcext:value-type="float">
            <text:p>29447</text:p>
          </table:table-cell>
        </table:table-row>
        <table:table-row table:style-name="ro1">
          <table:table-cell/>
          <table:table-cell office:value-type="float" office:value="294238" calcext:value-type="float">
            <text:p>294238</text:p>
          </table:table-cell>
          <table:table-cell office:value-type="float" office:value="30276" calcext:value-type="float">
            <text:p>30276</text:p>
          </table:table-cell>
        </table:table-row>
        <table:table-row table:style-name="ro1">
          <table:table-cell/>
          <table:table-cell office:value-type="float" office:value="301601" calcext:value-type="float">
            <text:p>301601</text:p>
          </table:table-cell>
          <table:table-cell office:value-type="float" office:value="30905" calcext:value-type="float">
            <text:p>30905</text:p>
          </table:table-cell>
        </table:table-row>
        <table:table-row table:style-name="ro1">
          <table:table-cell/>
          <table:table-cell office:value-type="float" office:value="307051" calcext:value-type="float">
            <text:p>307051</text:p>
          </table:table-cell>
          <table:table-cell office:value-type="float" office:value="31104" calcext:value-type="float">
            <text:p>31104</text:p>
          </table:table-cell>
        </table:table-row>
        <table:table-row table:style-name="ro1">
          <table:table-cell/>
          <table:table-cell office:value-type="float" office:value="314047" calcext:value-type="float">
            <text:p>314047</text:p>
          </table:table-cell>
          <table:table-cell office:value-type="float" office:value="32122" calcext:value-type="float">
            <text:p>32122</text:p>
          </table:table-cell>
        </table:table-row>
        <table:table-row table:style-name="ro1">
          <table:table-cell/>
          <table:table-cell office:value-type="float" office:value="320105" calcext:value-type="float">
            <text:p>320105</text:p>
          </table:table-cell>
          <table:table-cell office:value-type="float" office:value="32557" calcext:value-type="float">
            <text:p>32557</text:p>
          </table:table-cell>
        </table:table-row>
        <table:table-row table:style-name="ro1">
          <table:table-cell/>
          <table:table-cell office:value-type="float" office:value="326720" calcext:value-type="float">
            <text:p>326720</text:p>
          </table:table-cell>
          <table:table-cell office:value-type="float" office:value="32253" calcext:value-type="float">
            <text:p>32253</text:p>
          </table:table-cell>
        </table:table-row>
        <table:table-row table:style-name="ro1">
          <table:table-cell/>
          <table:table-cell office:value-type="float" office:value="333642" calcext:value-type="float">
            <text:p>333642</text:p>
          </table:table-cell>
          <table:table-cell office:value-type="float" office:value="33794" calcext:value-type="float">
            <text:p>33794</text:p>
          </table:table-cell>
        </table:table-row>
        <table:table-row table:style-name="ro1">
          <table:table-cell/>
          <table:table-cell office:value-type="float" office:value="339374" calcext:value-type="float">
            <text:p>339374</text:p>
          </table:table-cell>
          <table:table-cell office:value-type="float" office:value="34146" calcext:value-type="float">
            <text:p>34146</text:p>
          </table:table-cell>
        </table:table-row>
        <table:table-row table:style-name="ro1">
          <table:table-cell/>
          <table:table-cell office:value-type="float" office:value="346293" calcext:value-type="float">
            <text:p>346293</text:p>
          </table:table-cell>
          <table:table-cell office:value-type="float" office:value="34651" calcext:value-type="float">
            <text:p>34651</text:p>
          </table:table-cell>
        </table:table-row>
        <table:table-row table:style-name="ro1">
          <table:table-cell/>
          <table:table-cell office:value-type="float" office:value="351846" calcext:value-type="float">
            <text:p>351846</text:p>
          </table:table-cell>
          <table:table-cell office:value-type="float" office:value="35653" calcext:value-type="float">
            <text:p>35653</text:p>
          </table:table-cell>
        </table:table-row>
        <table:table-row table:style-name="ro1">
          <table:table-cell/>
          <table:table-cell office:value-type="float" office:value="357628" calcext:value-type="float">
            <text:p>357628</text:p>
          </table:table-cell>
          <table:table-cell office:value-type="float" office:value="36339" calcext:value-type="float">
            <text:p>36339</text:p>
          </table:table-cell>
        </table:table-row>
        <table:table-row table:style-name="ro1">
          <table:table-cell/>
          <table:table-cell office:value-type="float" office:value="365864" calcext:value-type="float">
            <text:p>365864</text:p>
          </table:table-cell>
          <table:table-cell office:value-type="float" office:value="36952" calcext:value-type="float">
            <text:p>36952</text:p>
          </table:table-cell>
        </table:table-row>
        <table:table-row table:style-name="ro1">
          <table:table-cell/>
          <table:table-cell office:value-type="float" office:value="370401" calcext:value-type="float">
            <text:p>370401</text:p>
          </table:table-cell>
          <table:table-cell office:value-type="float" office:value="37672" calcext:value-type="float">
            <text:p>37672</text:p>
          </table:table-cell>
        </table:table-row>
        <table:table-row table:style-name="ro1">
          <table:table-cell/>
          <table:table-cell office:value-type="float" office:value="379136" calcext:value-type="float">
            <text:p>379136</text:p>
          </table:table-cell>
          <table:table-cell office:value-type="float" office:value="38801" calcext:value-type="float">
            <text:p>38801</text:p>
          </table:table-cell>
        </table:table-row>
        <table:table-row table:style-name="ro1">
          <table:table-cell/>
          <table:table-cell office:value-type="float" office:value="384187" calcext:value-type="float">
            <text:p>384187</text:p>
          </table:table-cell>
          <table:table-cell office:value-type="float" office:value="39026" calcext:value-type="float">
            <text:p>39026</text:p>
          </table:table-cell>
        </table:table-row>
        <table:table-row table:style-name="ro1">
          <table:table-cell/>
          <table:table-cell office:value-type="float" office:value="390921" calcext:value-type="float">
            <text:p>390921</text:p>
          </table:table-cell>
          <table:table-cell office:value-type="float" office:value="39624" calcext:value-type="float">
            <text:p>39624</text:p>
          </table:table-cell>
        </table:table-row>
        <table:table-row table:style-name="ro1">
          <table:table-cell/>
          <table:table-cell office:value-type="float" office:value="397672" calcext:value-type="float">
            <text:p>397672</text:p>
          </table:table-cell>
          <table:table-cell office:value-type="float" office:value="39954" calcext:value-type="float">
            <text:p>39954</text:p>
          </table:table-cell>
        </table:table-row>
        <table:table-row table:style-name="ro1">
          <table:table-cell/>
          <table:table-cell office:value-type="float" office:value="402908" calcext:value-type="float">
            <text:p>402908</text:p>
          </table:table-cell>
          <table:table-cell office:value-type="float" office:value="40425" calcext:value-type="float">
            <text:p>40425</text:p>
          </table:table-cell>
        </table:table-row>
        <table:table-row table:style-name="ro1">
          <table:table-cell/>
          <table:table-cell office:value-type="float" office:value="409703" calcext:value-type="float">
            <text:p>409703</text:p>
          </table:table-cell>
          <table:table-cell office:value-type="float" office:value="41412" calcext:value-type="float">
            <text:p>41412</text:p>
          </table:table-cell>
        </table:table-row>
        <table:table-row table:style-name="ro1">
          <table:table-cell/>
          <table:table-cell office:value-type="float" office:value="414552" calcext:value-type="float">
            <text:p>414552</text:p>
          </table:table-cell>
          <table:table-cell office:value-type="float" office:value="42240" calcext:value-type="float">
            <text:p>42240</text:p>
          </table:table-cell>
        </table:table-row>
        <table:table-row table:style-name="ro1">
          <table:table-cell/>
          <table:table-cell office:value-type="float" office:value="421964" calcext:value-type="float">
            <text:p>421964</text:p>
          </table:table-cell>
          <table:table-cell office:value-type="float" office:value="43013" calcext:value-type="float">
            <text:p>43013</text:p>
          </table:table-cell>
        </table:table-row>
        <table:table-row table:style-name="ro1">
          <table:table-cell/>
          <table:table-cell office:value-type="float" office:value="429825" calcext:value-type="float">
            <text:p>429825</text:p>
          </table:table-cell>
          <table:table-cell office:value-type="float" office:value="43081" calcext:value-type="float">
            <text:p>43081</text:p>
          </table:table-cell>
        </table:table-row>
        <table:table-row table:style-name="ro1">
          <table:table-cell/>
          <table:table-cell office:value-type="float" office:value="435728" calcext:value-type="float">
            <text:p>435728</text:p>
          </table:table-cell>
          <table:table-cell office:value-type="float" office:value="43923" calcext:value-type="float">
            <text:p>43923</text:p>
          </table:table-cell>
        </table:table-row>
        <table:table-row table:style-name="ro1">
          <table:table-cell/>
          <table:table-cell office:value-type="float" office:value="442929" calcext:value-type="float">
            <text:p>442929</text:p>
          </table:table-cell>
          <table:table-cell office:value-type="float" office:value="45383" calcext:value-type="float">
            <text:p>45383</text:p>
          </table:table-cell>
        </table:table-row>
        <table:table-row table:style-name="ro1">
          <table:table-cell/>
          <table:table-cell office:value-type="float" office:value="448276" calcext:value-type="float">
            <text:p>448276</text:p>
          </table:table-cell>
          <table:table-cell office:value-type="float" office:value="44853" calcext:value-type="float">
            <text:p>44853</text:p>
          </table:table-cell>
        </table:table-row>
        <table:table-row table:style-name="ro1">
          <table:table-cell/>
          <table:table-cell office:value-type="float" office:value="455343" calcext:value-type="float">
            <text:p>455343</text:p>
          </table:table-cell>
          <table:table-cell office:value-type="float" office:value="45545" calcext:value-type="float">
            <text:p>45545</text:p>
          </table:table-cell>
        </table:table-row>
        <table:table-row table:style-name="ro1">
          <table:table-cell/>
          <table:table-cell office:value-type="float" office:value="461645" calcext:value-type="float">
            <text:p>461645</text:p>
          </table:table-cell>
          <table:table-cell office:value-type="float" office:value="46002" calcext:value-type="float">
            <text:p>46002</text:p>
          </table:table-cell>
        </table:table-row>
        <table:table-row table:style-name="ro1">
          <table:table-cell/>
          <table:table-cell office:value-type="float" office:value="467744" calcext:value-type="float">
            <text:p>467744</text:p>
          </table:table-cell>
          <table:table-cell office:value-type="float" office:value="47228" calcext:value-type="float">
            <text:p>47228</text:p>
          </table:table-cell>
        </table:table-row>
        <table:table-row table:style-name="ro1">
          <table:table-cell/>
          <table:table-cell office:value-type="float" office:value="475206" calcext:value-type="float">
            <text:p>475206</text:p>
          </table:table-cell>
          <table:table-cell office:value-type="float" office:value="48076" calcext:value-type="float">
            <text:p>48076</text:p>
          </table:table-cell>
        </table:table-row>
        <table:table-row table:style-name="ro1">
          <table:table-cell/>
          <table:table-cell office:value-type="float" office:value="481299" calcext:value-type="float">
            <text:p>481299</text:p>
          </table:table-cell>
          <table:table-cell office:value-type="float" office:value="48188" calcext:value-type="float">
            <text:p>48188</text:p>
          </table:table-cell>
        </table:table-row>
        <table:table-row table:style-name="ro1">
          <table:table-cell/>
          <table:table-cell office:value-type="float" office:value="488164" calcext:value-type="float">
            <text:p>488164</text:p>
          </table:table-cell>
          <table:table-cell office:value-type="float" office:value="49523" calcext:value-type="float">
            <text:p>49523</text:p>
          </table:table-cell>
        </table:table-row>
        <table:table-row table:style-name="ro1">
          <table:table-cell/>
          <table:table-cell office:value-type="float" office:value="493651" calcext:value-type="float">
            <text:p>493651</text:p>
          </table:table-cell>
          <table:table-cell office:value-type="float" office:value="49172" calcext:value-type="float">
            <text:p>49172</text:p>
          </table:table-cell>
        </table:table-row>
        <table:table-row table:style-name="ro1">
          <table:table-cell/>
          <table:table-cell office:value-type="float" office:value="502087" calcext:value-type="float">
            <text:p>502087</text:p>
          </table:table-cell>
          <table:table-cell office:value-type="float" office:value="50074" calcext:value-type="float">
            <text:p>50074</text:p>
          </table:table-cell>
        </table:table-row>
        <table:table-row table:style-name="ro1">
          <table:table-cell/>
          <table:table-cell office:value-type="float" office:value="506547" calcext:value-type="float">
            <text:p>506547</text:p>
          </table:table-cell>
          <table:table-cell office:value-type="float" office:value="50692" calcext:value-type="float">
            <text:p>50692</text:p>
          </table:table-cell>
        </table:table-row>
        <table:table-row table:style-name="ro1">
          <table:table-cell/>
          <table:table-cell office:value-type="float" office:value="514284" calcext:value-type="float">
            <text:p>514284</text:p>
          </table:table-cell>
          <table:table-cell office:value-type="float" office:value="50966" calcext:value-type="float">
            <text:p>50966</text:p>
          </table:table-cell>
        </table:table-row>
        <table:table-row table:style-name="ro1">
          <table:table-cell/>
          <table:table-cell office:value-type="float" office:value="520191" calcext:value-type="float">
            <text:p>520191</text:p>
          </table:table-cell>
          <table:table-cell office:value-type="float" office:value="52135" calcext:value-type="float">
            <text:p>52135</text:p>
          </table:table-cell>
        </table:table-row>
        <table:table-row table:style-name="ro1">
          <table:table-cell/>
          <table:table-cell office:value-type="float" office:value="527479" calcext:value-type="float">
            <text:p>527479</text:p>
          </table:table-cell>
          <table:table-cell office:value-type="float" office:value="52704" calcext:value-type="float">
            <text:p>52704</text:p>
          </table:table-cell>
        </table:table-row>
        <table:table-row table:style-name="ro1">
          <table:table-cell/>
          <table:table-cell office:value-type="float" office:value="532009" calcext:value-type="float">
            <text:p>532009</text:p>
          </table:table-cell>
          <table:table-cell office:value-type="float" office:value="53121" calcext:value-type="float">
            <text:p>53121</text:p>
          </table:table-cell>
        </table:table-row>
        <table:table-row table:style-name="ro1">
          <table:table-cell/>
          <table:table-cell office:value-type="float" office:value="539028" calcext:value-type="float">
            <text:p>539028</text:p>
          </table:table-cell>
          <table:table-cell office:value-type="float" office:value="54233" calcext:value-type="float">
            <text:p>54233</text:p>
          </table:table-cell>
        </table:table-row>
        <table:table-row table:style-name="ro1">
          <table:table-cell/>
          <table:table-cell office:value-type="float" office:value="547151" calcext:value-type="float">
            <text:p>547151</text:p>
          </table:table-cell>
          <table:table-cell office:value-type="float" office:value="54334" calcext:value-type="float">
            <text:p>54334</text:p>
          </table:table-cell>
        </table:table-row>
        <table:table-row table:style-name="ro1">
          <table:table-cell/>
          <table:table-cell office:value-type="float" office:value="552930" calcext:value-type="float">
            <text:p>552930</text:p>
          </table:table-cell>
          <table:table-cell office:value-type="float" office:value="55194" calcext:value-type="float">
            <text:p>55194</text:p>
          </table:table-cell>
        </table:table-row>
        <table:table-row table:style-name="ro1">
          <table:table-cell/>
          <table:table-cell office:value-type="float" office:value="558981" calcext:value-type="float">
            <text:p>558981</text:p>
          </table:table-cell>
          <table:table-cell office:value-type="float" office:value="53529" calcext:value-type="float">
            <text:p>53529</text:p>
          </table:table-cell>
        </table:table-row>
        <table:table-row table:style-name="ro1">
          <table:table-cell/>
          <table:table-cell office:value-type="float" office:value="565055" calcext:value-type="float">
            <text:p>565055</text:p>
          </table:table-cell>
          <table:table-cell office:value-type="float" office:value="53526" calcext:value-type="float">
            <text:p>53526</text:p>
          </table:table-cell>
        </table:table-row>
        <table:table-row table:style-name="ro1">
          <table:table-cell/>
          <table:table-cell office:value-type="float" office:value="571241" calcext:value-type="float">
            <text:p>571241</text:p>
          </table:table-cell>
          <table:table-cell office:value-type="float" office:value="56637" calcext:value-type="float">
            <text:p>56637</text:p>
          </table:table-cell>
        </table:table-row>
        <table:table-row table:style-name="ro1">
          <table:table-cell/>
          <table:table-cell office:value-type="float" office:value="579425" calcext:value-type="float">
            <text:p>579425</text:p>
          </table:table-cell>
          <table:table-cell office:value-type="float" office:value="56950" calcext:value-type="float">
            <text:p>56950</text:p>
          </table:table-cell>
        </table:table-row>
        <table:table-row table:style-name="ro1">
          <table:table-cell/>
          <table:table-cell office:value-type="float" office:value="583253" calcext:value-type="float">
            <text:p>583253</text:p>
          </table:table-cell>
          <table:table-cell office:value-type="float" office:value="58551" calcext:value-type="float">
            <text:p>58551</text:p>
          </table:table-cell>
        </table:table-row>
        <table:table-row table:style-name="ro1">
          <table:table-cell/>
          <table:table-cell office:value-type="float" office:value="590297" calcext:value-type="float">
            <text:p>590297</text:p>
          </table:table-cell>
          <table:table-cell office:value-type="float" office:value="58557" calcext:value-type="float">
            <text:p>58557</text:p>
          </table:table-cell>
        </table:table-row>
        <table:table-row table:style-name="ro1">
          <table:table-cell/>
          <table:table-cell office:value-type="float" office:value="597229" calcext:value-type="float">
            <text:p>597229</text:p>
          </table:table-cell>
          <table:table-cell office:value-type="float" office:value="59911" calcext:value-type="float">
            <text:p>59911</text:p>
          </table:table-cell>
        </table:table-row>
        <table:table-row table:style-name="ro1">
          <table:table-cell/>
          <table:table-cell office:value-type="float" office:value="603956" calcext:value-type="float">
            <text:p>603956</text:p>
          </table:table-cell>
          <table:table-cell office:value-type="float" office:value="60755" calcext:value-type="float">
            <text:p>60755</text:p>
          </table:table-cell>
        </table:table-row>
        <table:table-row table:style-name="ro1">
          <table:table-cell/>
          <table:table-cell office:value-type="float" office:value="608629" calcext:value-type="float">
            <text:p>608629</text:p>
          </table:table-cell>
          <table:table-cell office:value-type="float" office:value="60882" calcext:value-type="float">
            <text:p>60882</text:p>
          </table:table-cell>
        </table:table-row>
        <table:table-row table:style-name="ro1">
          <table:table-cell/>
          <table:table-cell office:value-type="float" office:value="608704" calcext:value-type="float">
            <text:p>608704</text:p>
          </table:table-cell>
          <table:table-cell office:value-type="float" office:value="61112" calcext:value-type="float">
            <text:p>61112</text:p>
          </table:table-cell>
        </table:table-row>
        <table:table-row table:style-name="ro1">
          <table:table-cell/>
          <table:table-cell office:value-type="float" office:value="622302" calcext:value-type="float">
            <text:p>622302</text:p>
          </table:table-cell>
          <table:table-cell office:value-type="float" office:value="62238" calcext:value-type="float">
            <text:p>62238</text:p>
          </table:table-cell>
        </table:table-row>
        <table:table-row table:style-name="ro1">
          <table:table-cell/>
          <table:table-cell office:value-type="float" office:value="626197" calcext:value-type="float">
            <text:p>626197</text:p>
          </table:table-cell>
          <table:table-cell office:value-type="float" office:value="61640" calcext:value-type="float">
            <text:p>61640</text:p>
          </table:table-cell>
        </table:table-row>
        <table:table-row table:style-name="ro1">
          <table:table-cell/>
          <table:table-cell office:value-type="float" office:value="633936" calcext:value-type="float">
            <text:p>633936</text:p>
          </table:table-cell>
          <table:table-cell office:value-type="float" office:value="61406" calcext:value-type="float">
            <text:p>61406</text:p>
          </table:table-cell>
        </table:table-row>
        <table:table-row table:style-name="ro1">
          <table:table-cell/>
          <table:table-cell office:value-type="float" office:value="642091" calcext:value-type="float">
            <text:p>642091</text:p>
          </table:table-cell>
          <table:table-cell office:value-type="float" office:value="63766" calcext:value-type="float">
            <text:p>63766</text:p>
          </table:table-cell>
        </table:table-row>
        <table:table-row table:style-name="ro1">
          <table:table-cell/>
          <table:table-cell office:value-type="float" office:value="648562" calcext:value-type="float">
            <text:p>648562</text:p>
          </table:table-cell>
          <table:table-cell office:value-type="float" office:value="64583" calcext:value-type="float">
            <text:p>64583</text:p>
          </table:table-cell>
        </table:table-row>
        <table:table-row table:style-name="ro1">
          <table:table-cell/>
          <table:table-cell office:value-type="float" office:value="655581" calcext:value-type="float">
            <text:p>655581</text:p>
          </table:table-cell>
          <table:table-cell office:value-type="float" office:value="64878" calcext:value-type="float">
            <text:p>64878</text:p>
          </table:table-cell>
        </table:table-row>
        <table:table-row table:style-name="ro1">
          <table:table-cell/>
          <table:table-cell office:value-type="float" office:value="660654" calcext:value-type="float">
            <text:p>660654</text:p>
          </table:table-cell>
          <table:table-cell office:value-type="float" office:value="65850" calcext:value-type="float">
            <text:p>65850</text:p>
          </table:table-cell>
        </table:table-row>
        <table:table-row table:style-name="ro1">
          <table:table-cell/>
          <table:table-cell office:value-type="float" office:value="668072" calcext:value-type="float">
            <text:p>668072</text:p>
          </table:table-cell>
          <table:table-cell office:value-type="float" office:value="66770" calcext:value-type="float">
            <text:p>66770</text:p>
          </table:table-cell>
        </table:table-row>
        <table:table-row table:style-name="ro1">
          <table:table-cell/>
          <table:table-cell office:value-type="float" office:value="675291" calcext:value-type="float">
            <text:p>675291</text:p>
          </table:table-cell>
          <table:table-cell office:value-type="float" office:value="67214" calcext:value-type="float">
            <text:p>67214</text:p>
          </table:table-cell>
        </table:table-row>
        <table:table-row table:style-name="ro1">
          <table:table-cell/>
          <table:table-cell office:value-type="float" office:value="680660" calcext:value-type="float">
            <text:p>680660</text:p>
          </table:table-cell>
          <table:table-cell office:value-type="float" office:value="68194" calcext:value-type="float">
            <text:p>68194</text:p>
          </table:table-cell>
        </table:table-row>
        <table:table-row table:style-name="ro1">
          <table:table-cell/>
          <table:table-cell office:value-type="float" office:value="685363" calcext:value-type="float">
            <text:p>685363</text:p>
          </table:table-cell>
          <table:table-cell office:value-type="float" office:value="68439" calcext:value-type="float">
            <text:p>68439</text:p>
          </table:table-cell>
        </table:table-row>
        <table:table-row table:style-name="ro1">
          <table:table-cell/>
          <table:table-cell office:value-type="float" office:value="694398" calcext:value-type="float">
            <text:p>694398</text:p>
          </table:table-cell>
          <table:table-cell office:value-type="float" office:value="69666" calcext:value-type="float">
            <text:p>69666</text:p>
          </table:table-cell>
        </table:table-row>
        <table:table-row table:style-name="ro1">
          <table:table-cell/>
          <table:table-cell office:value-type="float" office:value="700721" calcext:value-type="float">
            <text:p>700721</text:p>
          </table:table-cell>
          <table:table-cell office:value-type="float" office:value="69975" calcext:value-type="float">
            <text:p>69975</text:p>
          </table:table-cell>
        </table:table-row>
        <table:table-row table:style-name="ro1">
          <table:table-cell/>
          <table:table-cell office:value-type="float" office:value="706984" calcext:value-type="float">
            <text:p>706984</text:p>
          </table:table-cell>
          <table:table-cell office:value-type="float" office:value="70679" calcext:value-type="float">
            <text:p>70679</text:p>
          </table:table-cell>
        </table:table-row>
        <table:table-row table:style-name="ro1">
          <table:table-cell/>
          <table:table-cell office:value-type="float" office:value="710046" calcext:value-type="float">
            <text:p>710046</text:p>
          </table:table-cell>
          <table:table-cell office:value-type="float" office:value="70924" calcext:value-type="float">
            <text:p>70924</text:p>
          </table:table-cell>
        </table:table-row>
        <table:table-row table:style-name="ro1">
          <table:table-cell/>
          <table:table-cell office:value-type="float" office:value="720636" calcext:value-type="float">
            <text:p>720636</text:p>
          </table:table-cell>
          <table:table-cell office:value-type="float" office:value="72051" calcext:value-type="float">
            <text:p>72051</text:p>
          </table:table-cell>
        </table:table-row>
        <table:table-row table:style-name="ro1">
          <table:table-cell/>
          <table:table-cell office:value-type="float" office:value="725579" calcext:value-type="float">
            <text:p>725579</text:p>
          </table:table-cell>
          <table:table-cell office:value-type="float" office:value="72741" calcext:value-type="float">
            <text:p>72741</text:p>
          </table:table-cell>
        </table:table-row>
        <table:table-row table:style-name="ro1">
          <table:table-cell/>
          <table:table-cell office:value-type="float" office:value="731692" calcext:value-type="float">
            <text:p>731692</text:p>
          </table:table-cell>
          <table:table-cell office:value-type="float" office:value="73148" calcext:value-type="float">
            <text:p>73148</text:p>
          </table:table-cell>
        </table:table-row>
        <table:table-row table:style-name="ro1">
          <table:table-cell/>
          <table:table-cell office:value-type="float" office:value="739067" calcext:value-type="float">
            <text:p>739067</text:p>
          </table:table-cell>
          <table:table-cell office:value-type="float" office:value="73944" calcext:value-type="float">
            <text:p>73944</text:p>
          </table:table-cell>
        </table:table-row>
        <table:table-row table:style-name="ro1">
          <table:table-cell/>
          <table:table-cell office:value-type="float" office:value="745058" calcext:value-type="float">
            <text:p>745058</text:p>
          </table:table-cell>
          <table:table-cell office:value-type="float" office:value="74120" calcext:value-type="float">
            <text:p>74120</text:p>
          </table:table-cell>
        </table:table-row>
        <table:table-row table:style-name="ro1">
          <table:table-cell/>
          <table:table-cell office:value-type="float" office:value="755500" calcext:value-type="float">
            <text:p>755500</text:p>
          </table:table-cell>
          <table:table-cell office:value-type="float" office:value="75101" calcext:value-type="float">
            <text:p>75101</text:p>
          </table:table-cell>
        </table:table-row>
        <table:table-row table:style-name="ro1">
          <table:table-cell/>
          <table:table-cell office:value-type="float" office:value="759686" calcext:value-type="float">
            <text:p>759686</text:p>
          </table:table-cell>
          <table:table-cell office:value-type="float" office:value="75564" calcext:value-type="float">
            <text:p>75564</text:p>
          </table:table-cell>
        </table:table-row>
        <table:table-row table:style-name="ro1">
          <table:table-cell/>
          <table:table-cell office:value-type="float" office:value="764302" calcext:value-type="float">
            <text:p>764302</text:p>
          </table:table-cell>
          <table:table-cell office:value-type="float" office:value="76430" calcext:value-type="float">
            <text:p>76430</text:p>
          </table:table-cell>
        </table:table-row>
        <table:table-row table:style-name="ro1">
          <table:table-cell/>
          <table:table-cell office:value-type="float" office:value="772449" calcext:value-type="float">
            <text:p>772449</text:p>
          </table:table-cell>
          <table:table-cell office:value-type="float" office:value="77160" calcext:value-type="float">
            <text:p>77160</text:p>
          </table:table-cell>
        </table:table-row>
        <table:table-row table:style-name="ro1">
          <table:table-cell/>
          <table:table-cell office:value-type="float" office:value="777402" calcext:value-type="float">
            <text:p>777402</text:p>
          </table:table-cell>
          <table:table-cell office:value-type="float" office:value="77376" calcext:value-type="float">
            <text:p>77376</text:p>
          </table:table-cell>
        </table:table-row>
        <table:table-row table:style-name="ro1">
          <table:table-cell/>
          <table:table-cell office:value-type="float" office:value="783095" calcext:value-type="float">
            <text:p>783095</text:p>
          </table:table-cell>
          <table:table-cell office:value-type="float" office:value="78286" calcext:value-type="float">
            <text:p>78286</text:p>
          </table:table-cell>
        </table:table-row>
        <table:table-row table:style-name="ro1">
          <table:table-cell/>
          <table:table-cell office:value-type="float" office:value="791217" calcext:value-type="float">
            <text:p>791217</text:p>
          </table:table-cell>
          <table:table-cell office:value-type="float" office:value="79342" calcext:value-type="float">
            <text:p>79342</text:p>
          </table:table-cell>
        </table:table-row>
        <table:table-row table:style-name="ro1">
          <table:table-cell/>
          <table:table-cell office:value-type="float" office:value="796563" calcext:value-type="float">
            <text:p>796563</text:p>
          </table:table-cell>
          <table:table-cell office:value-type="float" office:value="79219" calcext:value-type="float">
            <text:p>79219</text:p>
          </table:table-cell>
        </table:table-row>
        <table:table-row table:style-name="ro1">
          <table:table-cell/>
          <table:table-cell office:value-type="float" office:value="802203" calcext:value-type="float">
            <text:p>802203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/>
          <table:table-cell office:value-type="float" office:value="810371" calcext:value-type="float">
            <text:p>810371</text:p>
          </table:table-cell>
          <table:table-cell office:value-type="float" office:value="80397" calcext:value-type="float">
            <text:p>80397</text:p>
          </table:table-cell>
        </table:table-row>
        <table:table-row table:style-name="ro1">
          <table:table-cell/>
          <table:table-cell office:value-type="float" office:value="816074" calcext:value-type="float">
            <text:p>816074</text:p>
          </table:table-cell>
          <table:table-cell office:value-type="float" office:value="80198" calcext:value-type="float">
            <text:p>80198</text:p>
          </table:table-cell>
        </table:table-row>
        <table:table-row table:style-name="ro1">
          <table:table-cell/>
          <table:table-cell office:value-type="float" office:value="822602" calcext:value-type="float">
            <text:p>822602</text:p>
          </table:table-cell>
          <table:table-cell office:value-type="float" office:value="82037" calcext:value-type="float">
            <text:p>82037</text:p>
          </table:table-cell>
        </table:table-row>
        <table:table-row table:style-name="ro1">
          <table:table-cell/>
          <table:table-cell office:value-type="float" office:value="831218" calcext:value-type="float">
            <text:p>831218</text:p>
          </table:table-cell>
          <table:table-cell office:value-type="float" office:value="82702" calcext:value-type="float">
            <text:p>82702</text:p>
          </table:table-cell>
        </table:table-row>
        <table:table-row table:style-name="ro1">
          <table:table-cell/>
          <table:table-cell office:value-type="float" office:value="837942" calcext:value-type="float">
            <text:p>837942</text:p>
          </table:table-cell>
          <table:table-cell office:value-type="float" office:value="83674" calcext:value-type="float">
            <text:p>83674</text:p>
          </table:table-cell>
        </table:table-row>
        <table:table-row table:style-name="ro1">
          <table:table-cell/>
          <table:table-cell office:value-type="float" office:value="841140" calcext:value-type="float">
            <text:p>841140</text:p>
          </table:table-cell>
          <table:table-cell office:value-type="float" office:value="84583" calcext:value-type="float">
            <text:p>84583</text:p>
          </table:table-cell>
        </table:table-row>
        <table:table-row table:style-name="ro1">
          <table:table-cell/>
          <table:table-cell office:value-type="float" office:value="849708" calcext:value-type="float">
            <text:p>849708</text:p>
          </table:table-cell>
          <table:table-cell office:value-type="float" office:value="84943" calcext:value-type="float">
            <text:p>84943</text:p>
          </table:table-cell>
        </table:table-row>
        <table:table-row table:style-name="ro1">
          <table:table-cell/>
          <table:table-cell office:value-type="float" office:value="853734" calcext:value-type="float">
            <text:p>853734</text:p>
          </table:table-cell>
          <table:table-cell office:value-type="float" office:value="85574" calcext:value-type="float">
            <text:p>85574</text:p>
          </table:table-cell>
        </table:table-row>
        <table:table-row table:style-name="ro1">
          <table:table-cell/>
          <table:table-cell office:value-type="float" office:value="860498" calcext:value-type="float">
            <text:p>860498</text:p>
          </table:table-cell>
          <table:table-cell office:value-type="float" office:value="84500" calcext:value-type="float">
            <text:p>84500</text:p>
          </table:table-cell>
        </table:table-row>
        <table:table-row table:style-name="ro1">
          <table:table-cell/>
          <table:table-cell office:value-type="float" office:value="869486" calcext:value-type="float">
            <text:p>869486</text:p>
          </table:table-cell>
          <table:table-cell office:value-type="float" office:value="85460" calcext:value-type="float">
            <text:p>85460</text:p>
          </table:table-cell>
        </table:table-row>
        <table:table-row table:style-name="ro1">
          <table:table-cell/>
          <table:table-cell office:value-type="float" office:value="875561" calcext:value-type="float">
            <text:p>875561</text:p>
          </table:table-cell>
          <table:table-cell office:value-type="float" office:value="87223" calcext:value-type="float">
            <text:p>87223</text:p>
          </table:table-cell>
        </table:table-row>
        <table:table-row table:style-name="ro1">
          <table:table-cell/>
          <table:table-cell office:value-type="float" office:value="879107" calcext:value-type="float">
            <text:p>879107</text:p>
          </table:table-cell>
          <table:table-cell office:value-type="float" office:value="88378" calcext:value-type="float">
            <text:p>88378</text:p>
          </table:table-cell>
        </table:table-row>
        <table:table-row table:style-name="ro1">
          <table:table-cell/>
          <table:table-cell office:value-type="float" office:value="887135" calcext:value-type="float">
            <text:p>887135</text:p>
          </table:table-cell>
          <table:table-cell office:value-type="float" office:value="88644" calcext:value-type="float">
            <text:p>88644</text:p>
          </table:table-cell>
        </table:table-row>
        <table:table-row table:style-name="ro1">
          <table:table-cell/>
          <table:table-cell office:value-type="float" office:value="889783" calcext:value-type="float">
            <text:p>889783</text:p>
          </table:table-cell>
          <table:table-cell office:value-type="float" office:value="89660" calcext:value-type="float">
            <text:p>89660</text:p>
          </table:table-cell>
        </table:table-row>
        <table:table-row table:style-name="ro1">
          <table:table-cell/>
          <table:table-cell office:value-type="float" office:value="898792" calcext:value-type="float">
            <text:p>898792</text:p>
          </table:table-cell>
          <table:table-cell office:value-type="float" office:value="90207" calcext:value-type="float">
            <text:p>90207</text:p>
          </table:table-cell>
        </table:table-row>
        <table:table-row table:style-name="ro1">
          <table:table-cell/>
          <table:table-cell office:value-type="float" office:value="906455" calcext:value-type="float">
            <text:p>906455</text:p>
          </table:table-cell>
          <table:table-cell office:value-type="float" office:value="90291" calcext:value-type="float">
            <text:p>90291</text:p>
          </table:table-cell>
        </table:table-row>
        <table:table-row table:style-name="ro1">
          <table:table-cell/>
          <table:table-cell office:value-type="float" office:value="911432" calcext:value-type="float">
            <text:p>911432</text:p>
          </table:table-cell>
          <table:table-cell office:value-type="float" office:value="90885" calcext:value-type="float">
            <text:p>90885</text:p>
          </table:table-cell>
        </table:table-row>
        <table:table-row table:style-name="ro1">
          <table:table-cell/>
          <table:table-cell office:value-type="float" office:value="921915" calcext:value-type="float">
            <text:p>921915</text:p>
          </table:table-cell>
          <table:table-cell office:value-type="float" office:value="91634" calcext:value-type="float">
            <text:p>91634</text:p>
          </table:table-cell>
        </table:table-row>
        <table:table-row table:style-name="ro1">
          <table:table-cell/>
          <table:table-cell office:value-type="float" office:value="926128" calcext:value-type="float">
            <text:p>926128</text:p>
          </table:table-cell>
          <table:table-cell office:value-type="float" office:value="91646" calcext:value-type="float">
            <text:p>91646</text:p>
          </table:table-cell>
        </table:table-row>
        <table:table-row table:style-name="ro1">
          <table:table-cell/>
          <table:table-cell office:value-type="float" office:value="931951" calcext:value-type="float">
            <text:p>931951</text:p>
          </table:table-cell>
          <table:table-cell office:value-type="float" office:value="92041" calcext:value-type="float">
            <text:p>92041</text:p>
          </table:table-cell>
        </table:table-row>
        <table:table-row table:style-name="ro1">
          <table:table-cell/>
          <table:table-cell office:value-type="float" office:value="939402" calcext:value-type="float">
            <text:p>939402</text:p>
          </table:table-cell>
          <table:table-cell office:value-type="float" office:value="93544" calcext:value-type="float">
            <text:p>93544</text:p>
          </table:table-cell>
        </table:table-row>
        <table:table-row table:style-name="ro1">
          <table:table-cell/>
          <table:table-cell office:value-type="float" office:value="947458" calcext:value-type="float">
            <text:p>947458</text:p>
          </table:table-cell>
          <table:table-cell office:value-type="float" office:value="93987" calcext:value-type="float">
            <text:p>93987</text:p>
          </table:table-cell>
        </table:table-row>
        <table:table-row table:style-name="ro1">
          <table:table-cell/>
          <table:table-cell office:value-type="float" office:value="945891" calcext:value-type="float">
            <text:p>945891</text:p>
          </table:table-cell>
          <table:table-cell office:value-type="float" office:value="93928" calcext:value-type="float">
            <text:p>93928</text:p>
          </table:table-cell>
        </table:table-row>
        <table:table-row table:style-name="ro1">
          <table:table-cell/>
          <table:table-cell office:value-type="float" office:value="956644" calcext:value-type="float">
            <text:p>956644</text:p>
          </table:table-cell>
          <table:table-cell office:value-type="float" office:value="95290" calcext:value-type="float">
            <text:p>95290</text:p>
          </table:table-cell>
        </table:table-row>
        <table:table-row table:style-name="ro1">
          <table:table-cell/>
          <table:table-cell office:value-type="float" office:value="964623" calcext:value-type="float">
            <text:p>964623</text:p>
          </table:table-cell>
          <table:table-cell office:value-type="float" office:value="96481" calcext:value-type="float">
            <text:p>96481</text:p>
          </table:table-cell>
        </table:table-row>
        <table:table-row table:style-name="ro1">
          <table:table-cell/>
          <table:table-cell office:value-type="float" office:value="971098" calcext:value-type="float">
            <text:p>971098</text:p>
          </table:table-cell>
          <table:table-cell office:value-type="float" office:value="96869" calcext:value-type="float">
            <text:p>96869</text:p>
          </table:table-cell>
        </table:table-row>
        <table:table-row table:style-name="ro1">
          <table:table-cell/>
          <table:table-cell office:value-type="float" office:value="974763" calcext:value-type="float">
            <text:p>974763</text:p>
          </table:table-cell>
          <table:table-cell office:value-type="float" office:value="97044" calcext:value-type="float">
            <text:p>97044</text:p>
          </table:table-cell>
        </table:table-row>
        <table:table-row table:style-name="ro1">
          <table:table-cell/>
          <table:table-cell office:value-type="float" office:value="983865" calcext:value-type="float">
            <text:p>983865</text:p>
          </table:table-cell>
          <table:table-cell office:value-type="float" office:value="97261" calcext:value-type="float">
            <text:p>97261</text:p>
          </table:table-cell>
        </table:table-row>
        <table:table-row table:style-name="ro1">
          <table:table-cell/>
          <table:table-cell office:value-type="float" office:value="989204" calcext:value-type="float">
            <text:p>989204</text:p>
          </table:table-cell>
          <table:table-cell office:value-type="float" office:value="98670" calcext:value-type="float">
            <text:p>98670</text:p>
          </table:table-cell>
        </table:table-row>
        <table:table-row table:style-name="ro1">
          <table:table-cell/>
          <table:table-cell office:value-type="float" office:value="997396" calcext:value-type="float">
            <text:p>997396</text:p>
          </table:table-cell>
          <table:table-cell office:value-type="float" office:value="98600" calcext:value-type="float">
            <text:p>98600</text:p>
          </table:table-cell>
        </table:table-row>
        <table:table-row table:style-name="ro1">
          <table:table-cell/>
          <table:table-cell office:value-type="float" office:value="1001460" calcext:value-type="float">
            <text:p>1001460</text:p>
          </table:table-cell>
          <table:table-cell office:value-type="float" office:value="99398" calcext:value-type="float">
            <text:p>99398</text:p>
          </table:table-cell>
        </table:table-row>
        <table:table-row table:style-name="ro1">
          <table:table-cell/>
          <table:table-cell office:value-type="float" office:value="1011080" calcext:value-type="float">
            <text:p>1011080</text:p>
          </table:table-cell>
          <table:table-cell office:value-type="float" office:value="100991" calcext:value-type="float">
            <text:p>100991</text:p>
          </table:table-cell>
        </table:table-row>
        <table:table-row table:style-name="ro1">
          <table:table-cell/>
          <table:table-cell office:value-type="float" office:value="1015771" calcext:value-type="float">
            <text:p>1015771</text:p>
          </table:table-cell>
          <table:table-cell office:value-type="float" office:value="101605" calcext:value-type="float">
            <text:p>101605</text:p>
          </table:table-cell>
        </table:table-row>
        <table:table-row table:style-name="ro1">
          <table:table-cell/>
          <table:table-cell office:value-type="float" office:value="1021186" calcext:value-type="float">
            <text:p>1021186</text:p>
          </table:table-cell>
          <table:table-cell office:value-type="float" office:value="102031" calcext:value-type="float">
            <text:p>102031</text:p>
          </table:table-cell>
        </table:table-row>
        <table:table-row table:style-name="ro1">
          <table:table-cell/>
          <table:table-cell office:value-type="float" office:value="1029615" calcext:value-type="float">
            <text:p>1029615</text:p>
          </table:table-cell>
          <table:table-cell office:value-type="float" office:value="103100" calcext:value-type="float">
            <text:p>103100</text:p>
          </table:table-cell>
        </table:table-row>
        <table:table-row table:style-name="ro1">
          <table:table-cell/>
          <table:table-cell office:value-type="float" office:value="1036278" calcext:value-type="float">
            <text:p>1036278</text:p>
          </table:table-cell>
          <table:table-cell office:value-type="float" office:value="103262" calcext:value-type="float">
            <text:p>103262</text:p>
          </table:table-cell>
        </table:table-row>
        <table:table-row table:style-name="ro1">
          <table:table-cell/>
          <table:table-cell office:value-type="float" office:value="1042608" calcext:value-type="float">
            <text:p>1042608</text:p>
          </table:table-cell>
          <table:table-cell office:value-type="float" office:value="103941" calcext:value-type="float">
            <text:p>103941</text:p>
          </table:table-cell>
        </table:table-row>
        <table:table-row table:style-name="ro1">
          <table:table-cell/>
          <table:table-cell office:value-type="float" office:value="1043285" calcext:value-type="float">
            <text:p>1043285</text:p>
          </table:table-cell>
          <table:table-cell office:value-type="float" office:value="104407" calcext:value-type="float">
            <text:p>104407</text:p>
          </table:table-cell>
        </table:table-row>
        <table:table-row table:style-name="ro1">
          <table:table-cell/>
          <table:table-cell office:value-type="float" office:value="1054690" calcext:value-type="float">
            <text:p>1054690</text:p>
          </table:table-cell>
          <table:table-cell office:value-type="float" office:value="105425" calcext:value-type="float">
            <text:p>105425</text:p>
          </table:table-cell>
        </table:table-row>
        <table:table-row table:style-name="ro1">
          <table:table-cell/>
          <table:table-cell office:value-type="float" office:value="1058457" calcext:value-type="float">
            <text:p>1058457</text:p>
          </table:table-cell>
          <table:table-cell office:value-type="float" office:value="106144" calcext:value-type="float">
            <text:p>106144</text:p>
          </table:table-cell>
        </table:table-row>
        <table:table-row table:style-name="ro1">
          <table:table-cell/>
          <table:table-cell office:value-type="float" office:value="1068114" calcext:value-type="float">
            <text:p>1068114</text:p>
          </table:table-cell>
          <table:table-cell office:value-type="float" office:value="106804" calcext:value-type="float">
            <text:p>106804</text:p>
          </table:table-cell>
        </table:table-row>
        <table:table-row table:style-name="ro1">
          <table:table-cell/>
          <table:table-cell office:value-type="float" office:value="1071949" calcext:value-type="float">
            <text:p>1071949</text:p>
          </table:table-cell>
          <table:table-cell office:value-type="float" office:value="106940" calcext:value-type="float">
            <text:p>106940</text:p>
          </table:table-cell>
        </table:table-row>
        <table:table-row table:style-name="ro1">
          <table:table-cell/>
          <table:table-cell office:value-type="float" office:value="1080877" calcext:value-type="float">
            <text:p>1080877</text:p>
          </table:table-cell>
          <table:table-cell office:value-type="float" office:value="107189" calcext:value-type="float">
            <text:p>107189</text:p>
          </table:table-cell>
        </table:table-row>
        <table:table-row table:style-name="ro1">
          <table:table-cell/>
          <table:table-cell office:value-type="float" office:value="1085558" calcext:value-type="float">
            <text:p>1085558</text:p>
          </table:table-cell>
          <table:table-cell office:value-type="float" office:value="107843" calcext:value-type="float">
            <text:p>107843</text:p>
          </table:table-cell>
        </table:table-row>
        <table:table-row table:style-name="ro1">
          <table:table-cell/>
          <table:table-cell office:value-type="float" office:value="1089541" calcext:value-type="float">
            <text:p>1089541</text:p>
          </table:table-cell>
          <table:table-cell office:value-type="float" office:value="109289" calcext:value-type="float">
            <text:p>109289</text:p>
          </table:table-cell>
        </table:table-row>
        <table:table-row table:style-name="ro1">
          <table:table-cell/>
          <table:table-cell office:value-type="float" office:value="1100670" calcext:value-type="float">
            <text:p>1100670</text:p>
          </table:table-cell>
          <table:table-cell office:value-type="float" office:value="109839" calcext:value-type="float">
            <text:p>109839</text:p>
          </table:table-cell>
        </table:table-row>
        <table:table-row table:style-name="ro1">
          <table:table-cell/>
          <table:table-cell office:value-type="float" office:value="1105762" calcext:value-type="float">
            <text:p>1105762</text:p>
          </table:table-cell>
          <table:table-cell office:value-type="float" office:value="110899" calcext:value-type="float">
            <text:p>110899</text:p>
          </table:table-cell>
        </table:table-row>
        <table:table-row table:style-name="ro1">
          <table:table-cell/>
          <table:table-cell office:value-type="float" office:value="1112218" calcext:value-type="float">
            <text:p>1112218</text:p>
          </table:table-cell>
          <table:table-cell office:value-type="float" office:value="110993" calcext:value-type="float">
            <text:p>110993</text:p>
          </table:table-cell>
        </table:table-row>
        <table:table-row table:style-name="ro1">
          <table:table-cell/>
          <table:table-cell office:value-type="float" office:value="1120010" calcext:value-type="float">
            <text:p>1120010</text:p>
          </table:table-cell>
          <table:table-cell office:value-type="float" office:value="111891" calcext:value-type="float">
            <text:p>111891</text:p>
          </table:table-cell>
        </table:table-row>
        <table:table-row table:style-name="ro1">
          <table:table-cell/>
          <table:table-cell office:value-type="float" office:value="1124885" calcext:value-type="float">
            <text:p>1124885</text:p>
          </table:table-cell>
          <table:table-cell office:value-type="float" office:value="110556" calcext:value-type="float">
            <text:p>110556</text:p>
          </table:table-cell>
        </table:table-row>
        <table:table-row table:style-name="ro1">
          <table:table-cell/>
          <table:table-cell office:value-type="float" office:value="1131783" calcext:value-type="float">
            <text:p>1131783</text:p>
          </table:table-cell>
          <table:table-cell office:value-type="float" office:value="112179" calcext:value-type="float">
            <text:p>112179</text:p>
          </table:table-cell>
        </table:table-row>
        <table:table-row table:style-name="ro1">
          <table:table-cell/>
          <table:table-cell office:value-type="float" office:value="1138548" calcext:value-type="float">
            <text:p>1138548</text:p>
          </table:table-cell>
          <table:table-cell office:value-type="float" office:value="112745" calcext:value-type="float">
            <text:p>112745</text:p>
          </table:table-cell>
        </table:table-row>
        <table:table-row table:style-name="ro1">
          <table:table-cell/>
          <table:table-cell office:value-type="float" office:value="1145132" calcext:value-type="float">
            <text:p>1145132</text:p>
          </table:table-cell>
          <table:table-cell office:value-type="float" office:value="114412" calcext:value-type="float">
            <text:p>114412</text:p>
          </table:table-cell>
        </table:table-row>
        <table:table-row table:style-name="ro1">
          <table:table-cell/>
          <table:table-cell office:value-type="float" office:value="1149533" calcext:value-type="float">
            <text:p>1149533</text:p>
          </table:table-cell>
          <table:table-cell office:value-type="float" office:value="115020" calcext:value-type="float">
            <text:p>115020</text:p>
          </table:table-cell>
        </table:table-row>
        <table:table-row table:style-name="ro1">
          <table:table-cell/>
          <table:table-cell office:value-type="float" office:value="1158190" calcext:value-type="float">
            <text:p>1158190</text:p>
          </table:table-cell>
          <table:table-cell office:value-type="float" office:value="115813" calcext:value-type="float">
            <text:p>115813</text:p>
          </table:table-cell>
        </table:table-row>
        <table:table-row table:style-name="ro1">
          <table:table-cell/>
          <table:table-cell office:value-type="float" office:value="1164044" calcext:value-type="float">
            <text:p>1164044</text:p>
          </table:table-cell>
          <table:table-cell office:value-type="float" office:value="116900" calcext:value-type="float">
            <text:p>116900</text:p>
          </table:table-cell>
        </table:table-row>
        <table:table-row table:style-name="ro1">
          <table:table-cell/>
          <table:table-cell office:value-type="float" office:value="1169131" calcext:value-type="float">
            <text:p>1169131</text:p>
          </table:table-cell>
          <table:table-cell office:value-type="float" office:value="116839" calcext:value-type="float">
            <text:p>116839</text:p>
          </table:table-cell>
        </table:table-row>
        <table:table-row table:style-name="ro1">
          <table:table-cell/>
          <table:table-cell office:value-type="float" office:value="1177544" calcext:value-type="float">
            <text:p>1177544</text:p>
          </table:table-cell>
          <table:table-cell office:value-type="float" office:value="117723" calcext:value-type="float">
            <text:p>117723</text:p>
          </table:table-cell>
        </table:table-row>
        <table:table-row table:style-name="ro1">
          <table:table-cell/>
          <table:table-cell office:value-type="float" office:value="1185087" calcext:value-type="float">
            <text:p>1185087</text:p>
          </table:table-cell>
          <table:table-cell office:value-type="float" office:value="117718" calcext:value-type="float">
            <text:p>117718</text:p>
          </table:table-cell>
        </table:table-row>
        <table:table-row table:style-name="ro1">
          <table:table-cell/>
          <table:table-cell office:value-type="float" office:value="1191697" calcext:value-type="float">
            <text:p>1191697</text:p>
          </table:table-cell>
          <table:table-cell office:value-type="float" office:value="118666" calcext:value-type="float">
            <text:p>118666</text:p>
          </table:table-cell>
        </table:table-row>
        <table:table-row table:style-name="ro1">
          <table:table-cell/>
          <table:table-cell office:value-type="float" office:value="1197943" calcext:value-type="float">
            <text:p>1197943</text:p>
          </table:table-cell>
          <table:table-cell office:value-type="float" office:value="117856" calcext:value-type="float">
            <text:p>117856</text:p>
          </table:table-cell>
        </table:table-row>
        <table:table-row table:style-name="ro1">
          <table:table-cell/>
          <table:table-cell office:value-type="float" office:value="1201132" calcext:value-type="float">
            <text:p>1201132</text:p>
          </table:table-cell>
          <table:table-cell office:value-type="float" office:value="119745" calcext:value-type="float">
            <text:p>119745</text:p>
          </table:table-cell>
        </table:table-row>
        <table:table-row table:style-name="ro1">
          <table:table-cell/>
          <table:table-cell office:value-type="float" office:value="1210990" calcext:value-type="float">
            <text:p>1210990</text:p>
          </table:table-cell>
          <table:table-cell office:value-type="float" office:value="121353" calcext:value-type="float">
            <text:p>121353</text:p>
          </table:table-cell>
        </table:table-row>
        <table:table-row table:style-name="ro1">
          <table:table-cell/>
          <table:table-cell office:value-type="float" office:value="1215359" calcext:value-type="float">
            <text:p>1215359</text:p>
          </table:table-cell>
          <table:table-cell office:value-type="float" office:value="121443" calcext:value-type="float">
            <text:p>121443</text:p>
          </table:table-cell>
        </table:table-row>
        <table:table-row table:style-name="ro1">
          <table:table-cell/>
          <table:table-cell office:value-type="float" office:value="1221550" calcext:value-type="float">
            <text:p>1221550</text:p>
          </table:table-cell>
          <table:table-cell office:value-type="float" office:value="122277" calcext:value-type="float">
            <text:p>122277</text:p>
          </table:table-cell>
        </table:table-row>
        <table:table-row table:style-name="ro1">
          <table:table-cell/>
          <table:table-cell office:value-type="float" office:value="1227768" calcext:value-type="float">
            <text:p>1227768</text:p>
          </table:table-cell>
          <table:table-cell office:value-type="float" office:value="122768" calcext:value-type="float">
            <text:p>122768</text:p>
          </table:table-cell>
        </table:table-row>
        <table:table-row table:style-name="ro1">
          <table:table-cell/>
          <table:table-cell office:value-type="float" office:value="1228704" calcext:value-type="float">
            <text:p>1228704</text:p>
          </table:table-cell>
          <table:table-cell office:value-type="float" office:value="122860" calcext:value-type="float">
            <text:p>122860</text:p>
          </table:table-cell>
        </table:table-row>
        <table:table-row table:style-name="ro1">
          <table:table-cell/>
          <table:table-cell office:value-type="float" office:value="1242584" calcext:value-type="float">
            <text:p>1242584</text:p>
          </table:table-cell>
          <table:table-cell office:value-type="float" office:value="123814" calcext:value-type="float">
            <text:p>123814</text:p>
          </table:table-cell>
        </table:table-row>
        <table:table-row table:style-name="ro1">
          <table:table-cell/>
          <table:table-cell office:value-type="float" office:value="1247533" calcext:value-type="float">
            <text:p>1247533</text:p>
          </table:table-cell>
          <table:table-cell office:value-type="float" office:value="124639" calcext:value-type="float">
            <text:p>124639</text:p>
          </table:table-cell>
        </table:table-row>
        <table:table-row table:style-name="ro1">
          <table:table-cell/>
          <table:table-cell office:value-type="float" office:value="1254327" calcext:value-type="float">
            <text:p>1254327</text:p>
          </table:table-cell>
          <table:table-cell office:value-type="float" office:value="125806" calcext:value-type="float">
            <text:p>125806</text:p>
          </table:table-cell>
        </table:table-row>
        <table:table-row table:style-name="ro1">
          <table:table-cell/>
          <table:table-cell office:value-type="float" office:value="1261252" calcext:value-type="float">
            <text:p>1261252</text:p>
          </table:table-cell>
          <table:table-cell office:value-type="float" office:value="125629" calcext:value-type="float">
            <text:p>125629</text:p>
          </table:table-cell>
        </table:table-row>
        <table:table-row table:style-name="ro1">
          <table:table-cell/>
          <table:table-cell office:value-type="float" office:value="1261729" calcext:value-type="float">
            <text:p>1261729</text:p>
          </table:table-cell>
          <table:table-cell office:value-type="float" office:value="126545" calcext:value-type="float">
            <text:p>126545</text:p>
          </table:table-cell>
        </table:table-row>
        <table:table-row table:style-name="ro1">
          <table:table-cell/>
          <table:table-cell office:value-type="float" office:value="1272729" calcext:value-type="float">
            <text:p>1272729</text:p>
          </table:table-cell>
          <table:table-cell office:value-type="float" office:value="126488" calcext:value-type="float">
            <text:p>126488</text:p>
          </table:table-cell>
        </table:table-row>
        <table:table-row table:style-name="ro1">
          <table:table-cell/>
          <table:table-cell office:value-type="float" office:value="1280871" calcext:value-type="float">
            <text:p>1280871</text:p>
          </table:table-cell>
          <table:table-cell office:value-type="float" office:value="127924" calcext:value-type="float">
            <text:p>127924</text:p>
          </table:table-cell>
        </table:table-row>
        <table:table-row table:style-name="ro1">
          <table:table-cell/>
          <table:table-cell office:value-type="float" office:value="1286701" calcext:value-type="float">
            <text:p>1286701</text:p>
          </table:table-cell>
          <table:table-cell office:value-type="float" office:value="128128" calcext:value-type="float">
            <text:p>128128</text:p>
          </table:table-cell>
        </table:table-row>
        <table:table-row table:style-name="ro1">
          <table:table-cell/>
          <table:table-cell office:value-type="float" office:value="1292259" calcext:value-type="float">
            <text:p>1292259</text:p>
          </table:table-cell>
          <table:table-cell office:value-type="float" office:value="129253" calcext:value-type="float">
            <text:p>129253</text:p>
          </table:table-cell>
        </table:table-row>
        <table:table-row table:style-name="ro1">
          <table:table-cell/>
          <table:table-cell office:value-type="float" office:value="1299766" calcext:value-type="float">
            <text:p>1299766</text:p>
          </table:table-cell>
          <table:table-cell office:value-type="float" office:value="129597" calcext:value-type="float">
            <text:p>129597</text:p>
          </table:table-cell>
        </table:table-row>
        <table:table-row table:style-name="ro1">
          <table:table-cell/>
          <table:table-cell office:value-type="float" office:value="1307088" calcext:value-type="float">
            <text:p>1307088</text:p>
          </table:table-cell>
          <table:table-cell office:value-type="float" office:value="129852" calcext:value-type="float">
            <text:p>129852</text:p>
          </table:table-cell>
        </table:table-row>
        <table:table-row table:style-name="ro1">
          <table:table-cell/>
          <table:table-cell office:value-type="float" office:value="1314245" calcext:value-type="float">
            <text:p>1314245</text:p>
          </table:table-cell>
          <table:table-cell office:value-type="float" office:value="131184" calcext:value-type="float">
            <text:p>131184</text:p>
          </table:table-cell>
        </table:table-row>
        <table:table-row table:style-name="ro1">
          <table:table-cell/>
          <table:table-cell office:value-type="float" office:value="1318286" calcext:value-type="float">
            <text:p>1318286</text:p>
          </table:table-cell>
          <table:table-cell office:value-type="float" office:value="132165" calcext:value-type="float">
            <text:p>132165</text:p>
          </table:table-cell>
        </table:table-row>
        <table:table-row table:style-name="ro1">
          <table:table-cell/>
          <table:table-cell office:value-type="float" office:value="1324069" calcext:value-type="float">
            <text:p>1324069</text:p>
          </table:table-cell>
          <table:table-cell office:value-type="float" office:value="132642" calcext:value-type="float">
            <text:p>132642</text:p>
          </table:table-cell>
        </table:table-row>
        <table:table-row table:style-name="ro1">
          <table:table-cell/>
          <table:table-cell office:value-type="float" office:value="1331383" calcext:value-type="float">
            <text:p>1331383</text:p>
          </table:table-cell>
          <table:table-cell office:value-type="float" office:value="133283" calcext:value-type="float">
            <text:p>133283</text:p>
          </table:table-cell>
        </table:table-row>
        <table:table-row table:style-name="ro1">
          <table:table-cell/>
          <table:table-cell office:value-type="float" office:value="1339472" calcext:value-type="float">
            <text:p>1339472</text:p>
          </table:table-cell>
          <table:table-cell office:value-type="float" office:value="133748" calcext:value-type="float">
            <text:p>133748</text:p>
          </table:table-cell>
        </table:table-row>
        <table:table-row table:style-name="ro1">
          <table:table-cell/>
          <table:table-cell office:value-type="float" office:value="1350814" calcext:value-type="float">
            <text:p>1350814</text:p>
          </table:table-cell>
          <table:table-cell office:value-type="float" office:value="133177" calcext:value-type="float">
            <text:p>133177</text:p>
          </table:table-cell>
        </table:table-row>
        <table:table-row table:style-name="ro1">
          <table:table-cell/>
          <table:table-cell office:value-type="float" office:value="1351640" calcext:value-type="float">
            <text:p>1351640</text:p>
          </table:table-cell>
          <table:table-cell office:value-type="float" office:value="134693" calcext:value-type="float">
            <text:p>134693</text:p>
          </table:table-cell>
        </table:table-row>
        <table:table-row table:style-name="ro1">
          <table:table-cell/>
          <table:table-cell office:value-type="float" office:value="1304331" calcext:value-type="float">
            <text:p>1304331</text:p>
          </table:table-cell>
          <table:table-cell office:value-type="float" office:value="135196" calcext:value-type="float">
            <text:p>135196</text:p>
          </table:table-cell>
        </table:table-row>
        <table:table-row table:style-name="ro1">
          <table:table-cell/>
          <table:table-cell office:value-type="float" office:value="1341597" calcext:value-type="float">
            <text:p>1341597</text:p>
          </table:table-cell>
          <table:table-cell office:value-type="float" office:value="136612" calcext:value-type="float">
            <text:p>136612</text:p>
          </table:table-cell>
        </table:table-row>
        <table:table-row table:style-name="ro1">
          <table:table-cell/>
          <table:table-cell office:value-type="float" office:value="1369430" calcext:value-type="float">
            <text:p>1369430</text:p>
          </table:table-cell>
          <table:table-cell office:value-type="float" office:value="136562" calcext:value-type="float">
            <text:p>136562</text:p>
          </table:table-cell>
        </table:table-row>
        <table:table-row table:style-name="ro1">
          <table:table-cell/>
          <table:table-cell office:value-type="float" office:value="1375618" calcext:value-type="float">
            <text:p>1375618</text:p>
          </table:table-cell>
          <table:table-cell office:value-type="float" office:value="137198" calcext:value-type="float">
            <text:p>137198</text:p>
          </table:table-cell>
        </table:table-row>
        <table:table-row table:style-name="ro1">
          <table:table-cell/>
          <table:table-cell office:value-type="float" office:value="1380782" calcext:value-type="float">
            <text:p>1380782</text:p>
          </table:table-cell>
          <table:table-cell office:value-type="float" office:value="137673" calcext:value-type="float">
            <text:p>137673</text:p>
          </table:table-cell>
        </table:table-row>
        <table:table-row table:style-name="ro1">
          <table:table-cell/>
          <table:table-cell office:value-type="float" office:value="1388197" calcext:value-type="float">
            <text:p>1388197</text:p>
          </table:table-cell>
          <table:table-cell office:value-type="float" office:value="138192" calcext:value-type="float">
            <text:p>138192</text:p>
          </table:table-cell>
        </table:table-row>
        <table:table-row table:style-name="ro1">
          <table:table-cell/>
          <table:table-cell office:value-type="float" office:value="1398705" calcext:value-type="float">
            <text:p>1398705</text:p>
          </table:table-cell>
          <table:table-cell office:value-type="float" office:value="139769" calcext:value-type="float">
            <text:p>139769</text:p>
          </table:table-cell>
        </table:table-row>
        <table:table-row table:style-name="ro1">
          <table:table-cell/>
          <table:table-cell office:value-type="float" office:value="1404591" calcext:value-type="float">
            <text:p>1404591</text:p>
          </table:table-cell>
          <table:table-cell office:value-type="float" office:value="140158" calcext:value-type="float">
            <text:p>140158</text:p>
          </table:table-cell>
        </table:table-row>
        <table:table-row table:style-name="ro1">
          <table:table-cell/>
          <table:table-cell office:value-type="float" office:value="1409505" calcext:value-type="float">
            <text:p>1409505</text:p>
          </table:table-cell>
          <table:table-cell office:value-type="float" office:value="139712" calcext:value-type="float">
            <text:p>139712</text:p>
          </table:table-cell>
        </table:table-row>
        <table:table-row table:style-name="ro1">
          <table:table-cell/>
          <table:table-cell office:value-type="float" office:value="1415708" calcext:value-type="float">
            <text:p>1415708</text:p>
          </table:table-cell>
          <table:table-cell office:value-type="float" office:value="141343" calcext:value-type="float">
            <text:p>141343</text:p>
          </table:table-cell>
        </table:table-row>
        <table:table-row table:style-name="ro1">
          <table:table-cell/>
          <table:table-cell office:value-type="float" office:value="1423341" calcext:value-type="float">
            <text:p>1423341</text:p>
          </table:table-cell>
          <table:table-cell office:value-type="float" office:value="140733" calcext:value-type="float">
            <text:p>140733</text:p>
          </table:table-cell>
        </table:table-row>
        <table:table-row table:style-name="ro1">
          <table:table-cell/>
          <table:table-cell office:value-type="float" office:value="1429171" calcext:value-type="float">
            <text:p>1429171</text:p>
          </table:table-cell>
          <table:table-cell office:value-type="float" office:value="141881" calcext:value-type="float">
            <text:p>141881</text:p>
          </table:table-cell>
        </table:table-row>
        <table:table-row table:style-name="ro1">
          <table:table-cell/>
          <table:table-cell office:value-type="float" office:value="1435857" calcext:value-type="float">
            <text:p>1435857</text:p>
          </table:table-cell>
          <table:table-cell office:value-type="float" office:value="142893" calcext:value-type="float">
            <text:p>142893</text:p>
          </table:table-cell>
        </table:table-row>
        <table:table-row table:style-name="ro1">
          <table:table-cell/>
          <table:table-cell office:value-type="float" office:value="1441965" calcext:value-type="float">
            <text:p>1441965</text:p>
          </table:table-cell>
          <table:table-cell office:value-type="float" office:value="144283" calcext:value-type="float">
            <text:p>144283</text:p>
          </table:table-cell>
        </table:table-row>
        <table:table-row table:style-name="ro1">
          <table:table-cell/>
          <table:table-cell office:value-type="float" office:value="1448091" calcext:value-type="float">
            <text:p>1448091</text:p>
          </table:table-cell>
          <table:table-cell office:value-type="float" office:value="144376" calcext:value-type="float">
            <text:p>144376</text:p>
          </table:table-cell>
        </table:table-row>
        <table:table-row table:style-name="ro1">
          <table:table-cell/>
          <table:table-cell office:value-type="float" office:value="1455320" calcext:value-type="float">
            <text:p>1455320</text:p>
          </table:table-cell>
          <table:table-cell office:value-type="float" office:value="144727" calcext:value-type="float">
            <text:p>144727</text:p>
          </table:table-cell>
        </table:table-row>
        <table:table-row table:style-name="ro1">
          <table:table-cell/>
          <table:table-cell office:value-type="float" office:value="1458740" calcext:value-type="float">
            <text:p>1458740</text:p>
          </table:table-cell>
          <table:table-cell office:value-type="float" office:value="146040" calcext:value-type="float">
            <text:p>146040</text:p>
          </table:table-cell>
        </table:table-row>
        <table:table-row table:style-name="ro1">
          <table:table-cell/>
          <table:table-cell office:value-type="float" office:value="1464979" calcext:value-type="float">
            <text:p>1464979</text:p>
          </table:table-cell>
          <table:table-cell office:value-type="float" office:value="146596" calcext:value-type="float">
            <text:p>146596</text:p>
          </table:table-cell>
        </table:table-row>
        <table:table-row table:style-name="ro1">
          <table:table-cell/>
          <table:table-cell office:value-type="float" office:value="1472653" calcext:value-type="float">
            <text:p>1472653</text:p>
          </table:table-cell>
          <table:table-cell office:value-type="float" office:value="147012" calcext:value-type="float">
            <text:p>147012</text:p>
          </table:table-cell>
        </table:table-row>
        <table:table-row table:style-name="ro1">
          <table:table-cell/>
          <table:table-cell office:value-type="float" office:value="1480866" calcext:value-type="float">
            <text:p>1480866</text:p>
          </table:table-cell>
          <table:table-cell office:value-type="float" office:value="147962" calcext:value-type="float">
            <text:p>147962</text:p>
          </table:table-cell>
        </table:table-row>
        <table:table-row table:style-name="ro1">
          <table:table-cell/>
          <table:table-cell office:value-type="float" office:value="1484247" calcext:value-type="float">
            <text:p>1484247</text:p>
          </table:table-cell>
          <table:table-cell office:value-type="float" office:value="149077" calcext:value-type="float">
            <text:p>149077</text:p>
          </table:table-cell>
        </table:table-row>
        <table:table-row table:style-name="ro1">
          <table:table-cell/>
          <table:table-cell office:value-type="float" office:value="1492488" calcext:value-type="float">
            <text:p>1492488</text:p>
          </table:table-cell>
          <table:table-cell office:value-type="float" office:value="148970" calcext:value-type="float">
            <text:p>148970</text:p>
          </table:table-cell>
        </table:table-row>
        <table:table-row table:style-name="ro1">
          <table:table-cell/>
          <table:table-cell office:value-type="float" office:value="1497883" calcext:value-type="float">
            <text:p>1497883</text:p>
          </table:table-cell>
          <table:table-cell office:value-type="float" office:value="149891" calcext:value-type="float">
            <text:p>149891</text:p>
          </table:table-cell>
        </table:table-row>
        <table:table-row table:style-name="ro1">
          <table:table-cell/>
          <table:table-cell office:value-type="float" office:value="1506589" calcext:value-type="float">
            <text:p>1506589</text:p>
          </table:table-cell>
          <table:table-cell office:value-type="float" office:value="150533" calcext:value-type="float">
            <text:p>150533</text:p>
          </table:table-cell>
        </table:table-row>
        <table:table-row table:style-name="ro1">
          <table:table-cell/>
          <table:table-cell office:value-type="float" office:value="1512091" calcext:value-type="float">
            <text:p>1512091</text:p>
          </table:table-cell>
          <table:table-cell office:value-type="float" office:value="149905" calcext:value-type="float">
            <text:p>149905</text:p>
          </table:table-cell>
        </table:table-row>
        <table:table-row table:style-name="ro1">
          <table:table-cell/>
          <table:table-cell office:value-type="float" office:value="1519184" calcext:value-type="float">
            <text:p>1519184</text:p>
          </table:table-cell>
          <table:table-cell office:value-type="float" office:value="151895" calcext:value-type="float">
            <text:p>151895</text:p>
          </table:table-cell>
        </table:table-row>
        <table:table-row table:style-name="ro1">
          <table:table-cell/>
          <table:table-cell office:value-type="float" office:value="1525445" calcext:value-type="float">
            <text:p>1525445</text:p>
          </table:table-cell>
          <table:table-cell office:value-type="float" office:value="151655" calcext:value-type="float">
            <text:p>151655</text:p>
          </table:table-cell>
        </table:table-row>
        <table:table-row table:style-name="ro1">
          <table:table-cell/>
          <table:table-cell office:value-type="float" office:value="1533017" calcext:value-type="float">
            <text:p>1533017</text:p>
          </table:table-cell>
          <table:table-cell office:value-type="float" office:value="153454" calcext:value-type="float">
            <text:p>153454</text:p>
          </table:table-cell>
        </table:table-row>
        <table:table-row table:style-name="ro1">
          <table:table-cell/>
          <table:table-cell office:value-type="float" office:value="1538313" calcext:value-type="float">
            <text:p>1538313</text:p>
          </table:table-cell>
          <table:table-cell office:value-type="float" office:value="153808" calcext:value-type="float">
            <text:p>153808</text:p>
          </table:table-cell>
        </table:table-row>
        <table:table-row table:style-name="ro1">
          <table:table-cell/>
          <table:table-cell office:value-type="float" office:value="1544926" calcext:value-type="float">
            <text:p>1544926</text:p>
          </table:table-cell>
          <table:table-cell office:value-type="float" office:value="154351" calcext:value-type="float">
            <text:p>154351</text:p>
          </table:table-cell>
        </table:table-row>
        <table:table-row table:style-name="ro1">
          <table:table-cell/>
          <table:table-cell office:value-type="float" office:value="1551102" calcext:value-type="float">
            <text:p>1551102</text:p>
          </table:table-cell>
          <table:table-cell office:value-type="float" office:value="154748" calcext:value-type="float">
            <text:p>154748</text:p>
          </table:table-cell>
        </table:table-row>
        <table:table-row table:style-name="ro1">
          <table:table-cell/>
          <table:table-cell office:value-type="float" office:value="1557701" calcext:value-type="float">
            <text:p>1557701</text:p>
          </table:table-cell>
          <table:table-cell office:value-type="float" office:value="155564" calcext:value-type="float">
            <text:p>155564</text:p>
          </table:table-cell>
        </table:table-row>
        <table:table-row table:style-name="ro1">
          <table:table-cell/>
          <table:table-cell office:value-type="float" office:value="1561467" calcext:value-type="float">
            <text:p>1561467</text:p>
          </table:table-cell>
          <table:table-cell office:value-type="float" office:value="156414" calcext:value-type="float">
            <text:p>156414</text:p>
          </table:table-cell>
        </table:table-row>
        <table:table-row table:style-name="ro1">
          <table:table-cell/>
          <table:table-cell office:value-type="float" office:value="1572087" calcext:value-type="float">
            <text:p>1572087</text:p>
          </table:table-cell>
          <table:table-cell office:value-type="float" office:value="156986" calcext:value-type="float">
            <text:p>156986</text:p>
          </table:table-cell>
        </table:table-row>
        <table:table-row table:style-name="ro1">
          <table:table-cell/>
          <table:table-cell office:value-type="float" office:value="1576251" calcext:value-type="float">
            <text:p>1576251</text:p>
          </table:table-cell>
          <table:table-cell office:value-type="float" office:value="157531" calcext:value-type="float">
            <text:p>157531</text:p>
          </table:table-cell>
        </table:table-row>
        <table:table-row table:style-name="ro1">
          <table:table-cell/>
          <table:table-cell office:value-type="float" office:value="1583276" calcext:value-type="float">
            <text:p>1583276</text:p>
          </table:table-cell>
          <table:table-cell office:value-type="float" office:value="157278" calcext:value-type="float">
            <text:p>157278</text:p>
          </table:table-cell>
        </table:table-row>
        <table:table-row table:style-name="ro1">
          <table:table-cell/>
          <table:table-cell office:value-type="float" office:value="1589455" calcext:value-type="float">
            <text:p>1589455</text:p>
          </table:table-cell>
          <table:table-cell office:value-type="float" office:value="157803" calcext:value-type="float">
            <text:p>157803</text:p>
          </table:table-cell>
        </table:table-row>
        <table:table-row table:style-name="ro1">
          <table:table-cell/>
          <table:table-cell office:value-type="float" office:value="1595165" calcext:value-type="float">
            <text:p>1595165</text:p>
          </table:table-cell>
          <table:table-cell office:value-type="float" office:value="159373" calcext:value-type="float">
            <text:p>159373</text:p>
          </table:table-cell>
        </table:table-row>
        <table:table-row table:style-name="ro1">
          <table:table-cell/>
          <table:table-cell office:value-type="float" office:value="1600437" calcext:value-type="float">
            <text:p>1600437</text:p>
          </table:table-cell>
          <table:table-cell office:value-type="float" office:value="159826" calcext:value-type="float">
            <text:p>159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1:46:02.258278866</meta:creation-date>
    <meta:generator>LibreOffice/6.4.7.2$Linux_X86_64 LibreOffice_project/40$Build-2</meta:generator>
    <dc:date>2020-12-01T13:34:31.770386383</dc:date>
    <meta:editing-duration>PT1H37M24S</meta:editing-duration>
    <meta:editing-cycles>1</meta:editing-cycles>
    <meta:document-statistic meta:table-count="1" meta:cell-count="523" meta:object-count="0"/>
  </office:meta>
</office:document-meta>
</file>